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style:font-size-asian="12pt" style:font-size-complex="12pt"/>
    </style:style>
    <style:style style:name="P3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</style:style>
    <style:style style:name="P6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7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Courier 10 Pitch" fo:font-size="12pt" style:font-size-asian="12pt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8" style:family="text">
      <style:text-properties style:font-name-asian="Monospace" style:font-name-complex="Monospa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ice d'utilisation :</text:p>
      <text:p text:style-name="P2"/>
      <text:p text:style-name="P2">1 Descriptif général des classes</text:p>
      <text:p text:style-name="P2"/>
      <text:p text:style-name="P2">Cette bibliothèque comporte les classes suivantes :</text:p>
      <text:p text:style-name="P2"/>
      <text:p text:style-name="P4">Data.java</text:p>
      <text:p text:style-name="P4">Settings.java</text:p>
      <text:p text:style-name="P3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3">Ces six classes comportent des méthodes publiques et permettent d'effectuer l'analyse statistique d'un flux de données.</text:p>
      <text:p text:style-name="P2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3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2"/>
      <text:p text:style-name="P4">HashTest.java</text:p>
      <text:p text:style-name="P3">Cette dernière classe permet de tester la fonction de hachage choisie en effectuant un test du <text:span text:style-name="T4">χ</text:span>².</text:p>
      <text:p text:style-name="P2"/>
      <text:p text:style-name="P2">2 Pour démarrer : création d'un flux de données, les classes Data et Settings</text:p>
      <text:p text:style-name="P2">L'ouverture et la lecture d'un flux d'entrée se fait grâce à la classe Data. Elle permet de lire un fichier via son nom ou une page Internet via son URL. <text:span text:style-name="T6">Voici</text:span> la syntaxe du constructeur pour créer un objet de type data :</text:p>
      <text:p text:style-name="P2"/>
      <text:p text:style-name="P6"><text:span text:style-name="T2">Data (String name, </text:span><text:span text:style-name="T3">int</text:span><text:span text:style-name="T2"> type, Settings s)</text:span></text:p>
      <text:p text:style-name="P7"><text:span text:style-name="T8">name : le nom du fichier, ou l'URL de la page</text:span></text:p>
      <text:p text:style-name="P5"><text:span text:style-name="T7">type : Data.FILE pour un fichier, Data.URL pour une url</text:span></text:p>
      <text:p text:style-name="P5"><text:span text:style-name="T7">Settings : (optionnel) un objet de type settings (voir infra) précisant le type de données et le mode de lecture. Si aucun n'est donné, les valeurs par défaut de la classe Settings seront appliquées.</text:span></text:p>
      <text:p text:style-name="P1"><text:span text:style-name="T8"/></text:p>
      <text:p text:style-name="P2"><text:span text:style-name="T8">Les objets de type Settings permettent d'indiquer au programme le type de données à traiter (texte, logs) ainsi que le mode de lecture (mot-à-mot ou par k-shingles). Voici la syntaxe du constructeur :</text:span></text:p>
      <text:p text:style-name="P2"><text:span text:style-name="T8"><text:s/><text:tab/></text:span><text:span text:style-name="T2">Settings(int type, int k)</text:span></text:p>
      <text:p text:style-name="P4"><text:span text:style-name="T8"><text:tab/>type : Settings.TEXT ou Settings.LOG</text:span></text:p>
      <text:p text:style-name="P4"><text:span text:style-name="T8"><text:tab/>k : nombre de mots consécutifs lus</text:span></text:p>
      <text:p text:style-name="P1"><text:span text:style-name="T8">Les valeurs par défaut sont : type = Settings.TEXT, k = 1.</text:span></text:p>
      <text:p text:style-name="P1"><text:span text:style-name="T8"/></text:p>
      <text:p text:style-name="P1"><text:span text:style-name="T8">3 Comptage approché, comparaisons: StaticAnalysis</text:span></text:p>
      <text:p text:style-name="P1"><text:span text:style-name="T8">La classe StaticAnalysis permet d'étudier un flux de données statique (typiquement : les œuvres complètes de Shakespeare).</text:span></text:p>
      <text:p text:style-name="P1"><text:soft-page-break/><text:span text:style-name="T8">Pour obtenir une estimation du nombre d'éléments distincts, </text:span></text:p>
      <text:p text:style-name="P1"><text:span text:style-name="T8">4 Étude dynamique, monitoring : DynamicAnalysis</text:span></text:p>
      <text:p text:style-name="P1"><text:span text:style-name="T8">5 Échantillonnage statistique : Sampling, Mice, Iceber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1T01:29:22</dc:date>
    <meta:editing-duration>PT1H38M</meta:editing-duration>
    <meta:editing-cycles>44</meta:editing-cycles>
    <meta:generator>LibreOffice/3.5$Linux_x86 LibreOffice_project/350m1$Build-2</meta:generator>
    <meta:document-statistic meta:table-count="0" meta:image-count="0" meta:object-count="0" meta:page-count="2" meta:paragraph-count="36" meta:word-count="331" meta:character-count="2110" meta:non-whitespace-character-count="1812"/>
  </office:meta>
</office:document-meta>
</file>